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" svg:font-family="'Latin Modern Mono'" style:font-adornments="10 Regular" style:font-pitch="variable"/>
    <style:font-face style:name="Latin Modern Sans3" svg:font-family="'Latin Modern Sans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9.75cm" fo:min-width="1.5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1.05cm" fo:min-width="1.3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25cm" fo:min-width="1.3cm"/>
    </style:style>
    <style:style style:name="gr4" style:family="graphic" style:parent-style-name="standard">
      <style:graphic-properties draw:fill-color="#b2b2b2" draw:textarea-vertical-align="middle" draw:auto-grow-height="false" fo:min-height="0.03cm" fo:min-width="0.06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55cm" fo:min-width="1.3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25cm" fo:min-width="1.3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35cm" fo:min-width="1.3cm"/>
    </style:style>
    <style:style style:name="gr8" style:family="graphic" style:parent-style-name="standard">
      <style:graphic-properties draw:stroke="none" svg:stroke-color="#000000" draw:fill="none" draw:fill-color="#ffffff" fo:min-height="0.725cm"/>
    </style:style>
    <style:style style:name="gr9" style:family="graphic" style:parent-style-name="standard">
      <style:graphic-properties draw:stroke="none" svg:stroke-color="#000000" draw:fill="none" draw:fill-color="#ffffff" fo:min-height="1.80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0.467cm"/>
    </style:style>
    <style:style style:name="gr12" style:family="graphic" style:parent-style-name="standard">
      <style:graphic-properties draw:stroke="none" draw:fill="none" fo:min-height="1.331cm"/>
    </style:style>
    <style:style style:name="gr13" style:family="graphic" style:parent-style-name="objectwithoutfill">
      <style:graphic-properties draw:textarea-vertical-align="middle" draw:auto-grow-height="false" fo:min-height="0.88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fo:background-color="transparent"/>
    </style:style>
    <style:style style:name="P5" style:family="paragraph">
      <loext:graphic-properties draw:fill="none"/>
    </style:style>
    <style:style style:name="T1" style:family="text">
      <style:text-properties style:font-name="Latin Modern Mono2"/>
    </style:style>
    <style:style style:name="T2" style:family="text">
      <style:text-properties style:font-name="Latin Moder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0cm" svg:x="5.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1.3cm" svg:x="5.3cm" svg:y="1.4cm"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5cm" svg:x="5.3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6cm" draw:transform="rotate (-1.5707963267949) translate (6.5cm 4.8cm)">
          <text:p/>
          <draw:enhanced-geometry svg:viewBox="0 0 21600 21600" draw:text-areas="0 ?f0 ?f5 ?f2" draw:type="right-arrow" draw:modifiers="12363.3943427621 5750.41597337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8cm" svg:height="0.8cm" svg:x="5.3cm" svg:y="4.1cm">
          <text:p text:style-name="P1">[heap]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6cm" draw:transform="rotate (1.5707963267949) translate (5.9cm 8.9cm)">
          <text:p/>
          <draw:enhanced-geometry svg:viewBox="0 0 21600 21600" draw:text-areas="0 ?f0 ?f5 ?f2" draw:type="right-arrow" draw:modifiers="12363.3943427621 5750.41597337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8cm" svg:height="1.5cm" svg:x="5.3cm" svg:y="8.8cm">
          <text:p text:style-name="P1">[stack]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8cm" svg:height="0.6cm" svg:x="5.3cm" svg:y="2.8cm">
          <text:p text:style-name="P1">rodata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4cm" svg:height="0.988cm" svg:x="7.4cm" svg:y="1.525cm">
          <draw:text-box>
            <text:p><text:span text:style-name="T1">r-x</text:span><text:span text:style-name="T1"><text:tab/></text:span>code</text:p>
          </draw:text-box>
        </draw:frame>
        <draw:frame draw:style-name="gr8" draw:text-style-name="P3" draw:layer="layout" svg:width="8cm" svg:height="0.988cm" svg:x="7.4cm" svg:y="2.6cm">
          <draw:text-box>
            <text:p><text:span text:style-name="T1">r--</text:span><text:span text:style-name="T1"><text:tab/></text:span>données immuables</text:p>
          </draw:text-box>
        </draw:frame>
        <draw:frame draw:style-name="gr8" draw:text-style-name="P3" draw:layer="layout" svg:width="8.3cm" svg:height="0.988cm" svg:x="7.4cm" svg:y="3.3cm">
          <draw:text-box>
            <text:p><text:span text:style-name="T1">rw-</text:span><text:span text:style-name="T1"><text:tab/></text:span>variables globales</text:p>
          </draw:text-box>
        </draw:frame>
        <draw:frame draw:style-name="gr9" draw:text-style-name="P3" draw:layer="layout" svg:width="13.1cm" svg:height="2.058cm" svg:x="7.4cm" svg:y="6.1cm">
          <draw:text-box>
            <text:p><text:span text:style-name="T1"><text:tab/></text:span><text:span text:style-name="T2">librairies partagées, allocations dynamiques, ...</text:span></text:p>
          </draw:text-box>
        </draw:frame>
        <draw:frame draw:style-name="gr8" draw:text-style-name="P3" draw:layer="layout" svg:width="7.7cm" svg:height="0.988cm" svg:x="7.4cm" svg:y="9.1cm">
          <draw:text-box>
            <text:p><text:span text:style-name="T1">rw-</text:span><text:span text:style-name="T1"><text:tab/></text:span>variables automatiques</text:p>
          </draw:text-box>
        </draw:frame>
        <draw:custom-shape draw:style-name="gr3" draw:text-style-name="P2" draw:layer="layout" svg:width="1.8cm" svg:height="0.5cm" svg:x="5.3cm" svg:y="3.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8cm" svg:height="0.6cm" svg:x="5.3cm" svg:y="6.6cm">
          <text:p text:style-name="P1"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4cm" svg:y1="1.2cm" svg:x2="4cm" svg:y2="10.8cm">
          <text:p/>
        </draw:line>
        <draw:frame draw:style-name="gr11" draw:text-style-name="P5" draw:layer="layout" svg:width="4.4cm" svg:height="0.916cm" svg:x="2.3cm" svg:y="0.284cm">
          <draw:text-box>
            <text:p><text:span text:style-name="T1">0x000000000000</text:span></text:p>
          </draw:text-box>
        </draw:frame>
        <draw:frame draw:style-name="gr12" draw:text-style-name="P5" draw:layer="layout" svg:width="6.2cm" svg:height="1.581cm" svg:x="2.3cm" svg:y="10.784cm">
          <draw:text-box>
            <text:p><text:span text:style-name="T1">0xffffffffffff</text:span><text:span text:style-name="T2"> (2⁴⁸)</text:span></text:p>
          </draw:text-box>
        </draw:frame>
        <draw:custom-shape draw:style-name="gr13" draw:text-style-name="P1" draw:layer="layout" svg:width="0.2cm" svg:height="1.2cm" svg:x="7.4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8.3cm" svg:height="0.988cm" svg:x="7.4cm" svg:y="4cm">
          <draw:text-box>
            <text:p><text:span text:style-name="T1">rw-</text:span><text:span text:style-name="T1"><text:tab/></text:span><text:span text:style-name="T2">allocations dynamiqu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" svg:font-family="'Latin Modern Mono'" style:font-adornments="10 Regular" style:font-pitch="variable"/>
    <style:font-face style:name="Latin Modern Sans3" svg:font-family="'Latin Modern Sans'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3cm" svg:stroke-color="#000000" draw:marker-start-width="0.26cm" draw:marker-end-width="0.26cm" draw:fill="none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9:15:48.379793048</meta:creation-date>
    <dc:date>2018-10-10T20:11:09.642559706</dc:date>
    <meta:editing-duration>P1DT40M29S</meta:editing-duration>
    <meta:editing-cycles>40</meta:editing-cycles>
    <meta:generator>LibreOffice/5.2.7.2$Linux_X86_64 LibreOffice_project/20m0$Build-2</meta:generator>
    <meta:document-statistic meta:object-count="20"/>
  </office:meta>
</office:document-meta>
</file>